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_resultat" table:style-name="ta1">
        <table:shapes>
          <draw:frame draw:z-index="0" draw:style-name="gr1" draw:text-style-name="P1" svg:width="16.005cm" svg:height="9.005cm" svg:x="20.459cm" svg:y="0.425cm">
            <draw:object draw:notify-on-update-of-ranges="le_resultat.D7:le_resultat.D10 le_resultat.E7:le_resultat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5cm" svg:height="9.005cm" svg:x="20.487cm" svg:y="10.094cm">
            <draw:object draw:notify-on-update-of-ranges="le_resultat.D19:le_resultat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Camembert</text:p>
          </table:table-cell>
          <table:table-cell office:value-type="string" calcext:value-type="string">
            <text:p>idcat</text:p>
          </table:table-cell>
          <table:table-cell office:value-type="string" calcext:value-type="string">
            <text:p>nomcat</text:p>
          </table:table-cell>
          <table:table-cell office:value-type="string" calcext:value-type="string">
            <text:p>nb_objet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êtemen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tensile Cuisin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ubl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util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Historigramme</text:p>
          </table:table-cell>
          <table:table-cell office:value-type="string" calcext:value-type="string">
            <text:p>idUt</text:p>
          </table:table-cell>
          <table:table-cell office:value-type="string" calcext:value-type="string">
            <text:p>pseudou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434.00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office:value-type="string" calcext:value-type="string">
            <text:p>voutifon68</text:p>
          </table:table-cell>
          <table:table-cell office:value-type="string" calcext:value-type="string">
            <text:p>405.00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401.00</text:p>
          </table:table-cell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office:value-type="string" calcext:value-type="string">
            <text:p>fykendu5</text:p>
          </table:table-cell>
          <table:table-cell office:value-type="string" calcext:value-type="string">
            <text:p>397.00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kaudon405</text:p>
          </table:table-cell>
          <table:table-cell office:value-type="string" calcext:value-type="string">
            <text:p>397.00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voige850</text:p>
          </table:table-cell>
          <table:table-cell office:value-type="string" calcext:value-type="string">
            <text:p>395.00</text:p>
          </table:table-cell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office:value-type="string" calcext:value-type="string">
            <text:p>vonjau36</text:p>
          </table:table-cell>
          <table:table-cell office:value-type="string" calcext:value-type="string">
            <text:p>382.00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renge399</text:p>
          </table:table-cell>
          <table:table-cell office:value-type="string" calcext:value-type="string">
            <text:p>370.00</text:p>
          </table:table-cell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office:value-type="string" calcext:value-type="string">
            <text:p>dyla</text:p>
          </table:table-cell>
          <table:table-cell office:value-type="string" calcext:value-type="string">
            <text:p>365.00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office:value-type="string" calcext:value-type="string">
            <text:p>genrypy</text:p>
          </table:table-cell>
          <table:table-cell office:value-type="string" calcext:value-type="string">
            <text:p>34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12:02:16.725204083</dc:date>
    <meta:editing-duration>PT9M50S</meta:editing-duration>
    <meta:editing-cycles>2</meta:editing-cycles>
    <meta:generator>LibreOffice/7.3.7.2$Linux_X86_64 LibreOffice_project/30$Build-2</meta:generator>
    <meta:document-statistic meta:table-count="1" meta:cell-count="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circle" chart:style-name="ch1">
        <chart:title svg:x="3.713cm" svg:y="0.316cm" chart:style-name="ch2">
          <text:p>Répartition des objets selon les catégories</text:p>
        </chart:title>
        <chart:legend chart:legend-position="end" svg:x="12.579cm" svg:y="3.457cm" style:legend-expansion="high" chart:style-name="ch3"/>
        <chart:plot-area chart:style-name="ch4" table:cell-range-address="le_resultat.D7:le_resultat.E10" chart:data-source-has-labels="column" svg:x="0.32cm" svg:y="1.275cm" svg:width="11.939cm" svg:height="7.551cm">
          <chart:coordinate-region svg:x="2.514cm" svg:y="1.276cm" svg:width="7.55cm" svg:height="7.55cm"/>
          <chart:axis chart:dimension="x" chart:name="primary-x" chart:style-name="ch5" chartooo:axis-type="auto">
            <chartooo:date-scale/>
            <chart:categories table:cell-range-address="le_resultat.D7:le_resultat.D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e_resultat.E7:le_resultat.E1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Vêtement</text:p>
                <draw:g>
                  <svg:desc>le_resultat.D7:le_resultat.D10</svg:desc>
                </draw:g>
              </table:table-cell>
              <table:table-cell office:value-type="float" office:value="110">
                <text:p>110</text:p>
                <draw:g>
                  <svg:desc>le_resultat.E7:le_resultat.E10</svg:desc>
                </draw:g>
              </table:table-cell>
            </table:table-row>
            <table:table-row>
              <table:table-cell office:value-type="string">
                <text:p>Ustensile Cuisin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euble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Outil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bar" chart:style-name="ch1">
        <chart:title svg:x="3.726cm" svg:y="0.316cm" chart:style-name="ch2">
          <text:p>Top des vendeurs du mois de janvier 2023</text:p>
        </chart:title>
        <chart:legend chart:legend-position="end" svg:x="0cm" svg:y="0cm" style:legend-expansion="high" chart:style-name="ch3"/>
        <chart:plot-area chart:style-name="ch4" table:cell-range-address="le_resultat.D19:le_resultat.E28" chart:data-source-has-labels="both" svg:x="1.331cm" svg:y="1.275cm" svg:width="14.145cm" svg:height="6.57cm">
          <chart:coordinate-region svg:x="1.952cm" svg:y="1.474cm" svg:width="13.524cm" svg:height="6.172cm"/>
          <chart:axis chart:dimension="x" chart:name="primary-x" chart:style-name="ch5">
            <chart:title svg:x="7.618cm" svg:y="8.025cm" chart:style-name="ch6">
              <text:p>Utilisateur</text:p>
            </chart:title>
          </chart:axis>
          <chart:axis chart:dimension="y" chart:name="primary-y" chart:style-name="ch7">
            <chart:title svg:x="0.451cm" svg:y="5.53cm" chart:style-name="ch8">
              <text:p>Somme en €</text:p>
            </chart:title>
            <chart:grid chart:style-name="ch9" chart:class="maj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